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ac346" officeooo:paragraph-rsid="000ac346"/>
    </style:style>
    <style:style style:name="P2" style:family="paragraph" style:parent-style-name="Standard">
      <style:paragraph-properties fo:text-align="start" style:justify-single-word="false"/>
      <style:text-properties officeooo:rsid="000ac346" officeooo:paragraph-rsid="000ac346"/>
    </style:style>
    <style:style style:name="P3" style:family="paragraph" style:parent-style-name="Standard" style:list-style-name="L5">
      <style:paragraph-properties fo:text-align="start" style:justify-single-word="false"/>
      <style:text-properties officeooo:rsid="000ac346" officeooo:paragraph-rsid="000ac346"/>
    </style:style>
    <style:style style:name="P4" style:family="paragraph" style:parent-style-name="Standard" style:list-style-name="L6">
      <style:paragraph-properties fo:text-align="start" style:justify-single-word="false"/>
      <style:text-properties officeooo:paragraph-rsid="000b0f2b"/>
    </style:style>
    <style:style style:name="P5" style:family="paragraph" style:parent-style-name="Standard">
      <style:paragraph-properties fo:text-align="start" style:justify-single-word="false"/>
      <style:text-properties officeooo:paragraph-rsid="000b0f2b"/>
    </style:style>
    <style:style style:name="P6" style:family="paragraph" style:parent-style-name="Standard" style:list-style-name="L7">
      <style:paragraph-properties fo:text-align="start" style:justify-single-word="false"/>
      <style:text-properties officeooo:paragraph-rsid="000b0f2b"/>
    </style:style>
    <style:style style:name="P7" style:family="paragraph" style:parent-style-name="Standard" style:list-style-name="L8">
      <style:paragraph-properties fo:text-align="start" style:justify-single-word="false"/>
      <style:text-properties officeooo:paragraph-rsid="001012b8"/>
    </style:style>
    <style:style style:name="P8" style:family="paragraph" style:parent-style-name="Standard" style:list-style-name="L11">
      <style:paragraph-properties fo:text-align="start" style:justify-single-word="false"/>
      <style:text-properties officeooo:paragraph-rsid="001bf6fc"/>
    </style:style>
    <style:style style:name="P9" style:family="paragraph" style:parent-style-name="Standard">
      <style:paragraph-properties fo:text-align="start" style:justify-single-word="false"/>
      <style:text-properties officeooo:rsid="000b0f2b" officeooo:paragraph-rsid="000b0f2b"/>
    </style:style>
    <style:style style:name="P10" style:family="paragraph" style:parent-style-name="Standard" style:list-style-name="L6">
      <style:paragraph-properties fo:text-align="start" style:justify-single-word="false"/>
      <style:text-properties officeooo:rsid="000b0f2b" officeooo:paragraph-rsid="000b0f2b"/>
    </style:style>
    <style:style style:name="P11" style:family="paragraph" style:parent-style-name="Standard">
      <style:paragraph-properties fo:text-align="center" style:justify-single-word="false"/>
      <style:text-properties officeooo:rsid="000b0f2b" officeooo:paragraph-rsid="000b0f2b"/>
    </style:style>
    <style:style style:name="P12" style:family="paragraph" style:parent-style-name="Standard" style:list-style-name="L7">
      <style:paragraph-properties fo:text-align="start" style:justify-single-word="false"/>
      <style:text-properties officeooo:rsid="000c326d" officeooo:paragraph-rsid="000c326d"/>
    </style:style>
    <style:style style:name="P13" style:family="paragraph" style:parent-style-name="Standard">
      <style:paragraph-properties fo:text-align="center" style:justify-single-word="false"/>
      <style:text-properties officeooo:rsid="000c326d" officeooo:paragraph-rsid="000c326d"/>
    </style:style>
    <style:style style:name="P14" style:family="paragraph" style:parent-style-name="Standard" style:list-style-name="L7">
      <style:paragraph-properties fo:text-align="start" style:justify-single-word="false"/>
      <style:text-properties fo:font-style="normal" officeooo:rsid="000c326d" officeooo:paragraph-rsid="000c326d" style:font-style-asian="normal" style:font-style-complex="normal"/>
    </style:style>
    <style:style style:name="P15" style:family="paragraph" style:parent-style-name="Standard" style:list-style-name="L7">
      <style:paragraph-properties fo:text-align="start" style:justify-single-word="false"/>
      <style:text-properties fo:font-style="normal" officeooo:rsid="0010e68c" officeooo:paragraph-rsid="0010e68c" style:font-style-asian="normal" style:font-style-complex="normal"/>
    </style:style>
    <style:style style:name="P16" style:family="paragraph" style:parent-style-name="Standard" style:list-style-name="L7">
      <style:paragraph-properties fo:text-align="start" style:justify-single-word="false"/>
      <style:text-properties fo:font-style="normal" officeooo:rsid="00114128" officeooo:paragraph-rsid="00114128" style:font-style-asian="normal" style:font-style-complex="normal"/>
    </style:style>
    <style:style style:name="P17" style:family="paragraph" style:parent-style-name="Standard">
      <style:paragraph-properties fo:text-align="start" style:justify-single-word="false"/>
      <style:text-properties fo:font-style="normal" officeooo:rsid="00114128" officeooo:paragraph-rsid="00114128" style:font-style-asian="normal" style:font-style-complex="normal"/>
    </style:style>
    <style:style style:name="P18" style:family="paragraph" style:parent-style-name="Standard" style:list-style-name="L9">
      <style:paragraph-properties fo:text-align="start" style:justify-single-word="false"/>
      <style:text-properties fo:font-style="normal" officeooo:rsid="00114128" officeooo:paragraph-rsid="00114128" style:font-style-asian="normal" style:font-style-complex="normal"/>
    </style:style>
    <style:style style:name="P19" style:family="paragraph" style:parent-style-name="Standard" style:list-style-name="L9">
      <style:paragraph-properties fo:text-align="start" style:justify-single-word="false"/>
      <style:text-properties fo:font-style="normal" officeooo:rsid="00114128" officeooo:paragraph-rsid="00121a66" style:font-style-asian="normal" style:font-style-complex="normal"/>
    </style:style>
    <style:style style:name="P20" style:family="paragraph" style:parent-style-name="Standard">
      <style:paragraph-properties fo:text-align="center" style:justify-single-word="false"/>
      <style:text-properties fo:font-style="normal" officeooo:rsid="000b0f2b" officeooo:paragraph-rsid="00114128" style:font-style-asian="normal" style:font-style-complex="normal"/>
    </style:style>
    <style:style style:name="P21" style:family="paragraph" style:parent-style-name="Standard" style:list-style-name="L9">
      <style:paragraph-properties fo:text-align="start" style:justify-single-word="false"/>
      <style:text-properties fo:font-style="normal" officeooo:rsid="00121a66" officeooo:paragraph-rsid="00121a66" style:font-style-asian="normal" style:font-style-complex="normal"/>
    </style:style>
    <style:style style:name="P22" style:family="paragraph" style:parent-style-name="Standard" style:list-style-name="L12">
      <style:paragraph-properties fo:text-align="start" style:justify-single-word="false"/>
      <style:text-properties fo:font-style="normal" officeooo:rsid="001f2311" officeooo:paragraph-rsid="001f2311" style:font-style-asian="normal" style:font-style-complex="normal"/>
    </style:style>
    <style:style style:name="P23" style:family="paragraph" style:parent-style-name="Standard" style:list-style-name="L12">
      <style:paragraph-properties fo:text-align="start" style:justify-single-word="false"/>
      <style:text-properties fo:font-style="normal" officeooo:rsid="001f2674" officeooo:paragraph-rsid="001f2674" style:font-style-asian="normal" style:font-style-complex="normal"/>
    </style:style>
    <style:style style:name="P24" style:family="paragraph" style:parent-style-name="Standard" style:list-style-name="L12">
      <style:paragraph-properties fo:text-align="start" style:justify-single-word="false"/>
      <style:text-properties fo:font-style="normal" officeooo:rsid="0020e828" officeooo:paragraph-rsid="0020e828" style:font-style-asian="normal" style:font-style-complex="normal"/>
    </style:style>
    <style:style style:name="P25" style:family="paragraph" style:parent-style-name="Standard" style:list-style-name="L8">
      <style:paragraph-properties fo:text-align="start" style:justify-single-word="false"/>
      <style:text-properties officeooo:rsid="000d87af" officeooo:paragraph-rsid="000d87af"/>
    </style:style>
    <style:style style:name="P26" style:family="paragraph" style:parent-style-name="Standard" style:list-style-name="L8">
      <style:paragraph-properties fo:text-align="start" style:justify-single-word="false"/>
      <style:text-properties officeooo:rsid="000ee481" officeooo:paragraph-rsid="000ee481"/>
    </style:style>
    <style:style style:name="P27" style:family="paragraph" style:parent-style-name="Standard" style:list-style-name="L8">
      <style:paragraph-properties fo:text-align="start" style:justify-single-word="false"/>
      <style:text-properties officeooo:rsid="001012b8" officeooo:paragraph-rsid="001012b8"/>
    </style:style>
    <style:style style:name="P28" style:family="paragraph" style:parent-style-name="Standard" style:list-style-name="L5">
      <style:paragraph-properties fo:text-align="start" style:justify-single-word="false"/>
      <style:text-properties officeooo:rsid="0010e68c" officeooo:paragraph-rsid="0010e68c"/>
    </style:style>
    <style:style style:name="P29" style:family="paragraph" style:parent-style-name="Standard" style:list-style-name="L10">
      <style:paragraph-properties fo:text-align="start" style:justify-single-word="false"/>
      <style:text-properties officeooo:rsid="0013c3d1" officeooo:paragraph-rsid="0013c3d1"/>
    </style:style>
    <style:style style:name="P30" style:family="paragraph" style:parent-style-name="Standard" style:list-style-name="L10">
      <style:paragraph-properties fo:text-align="start" style:justify-single-word="false"/>
      <style:text-properties officeooo:rsid="00157ef9" officeooo:paragraph-rsid="00157ef9"/>
    </style:style>
    <style:style style:name="P31" style:family="paragraph" style:parent-style-name="Standard" style:list-style-name="L10">
      <style:paragraph-properties fo:text-align="start" style:justify-single-word="false"/>
      <style:text-properties officeooo:rsid="00176514" officeooo:paragraph-rsid="00176514"/>
    </style:style>
    <style:style style:name="P32" style:family="paragraph" style:parent-style-name="Standard">
      <style:paragraph-properties fo:text-align="start" style:justify-single-word="false"/>
      <style:text-properties officeooo:rsid="00176514" officeooo:paragraph-rsid="00176514"/>
    </style:style>
    <style:style style:name="P33" style:family="paragraph" style:parent-style-name="Standard">
      <style:paragraph-properties fo:text-align="center" style:justify-single-word="false"/>
      <style:text-properties officeooo:rsid="0017d90e" officeooo:paragraph-rsid="0017d90e"/>
    </style:style>
    <style:style style:name="P34" style:family="paragraph" style:parent-style-name="Standard">
      <style:paragraph-properties fo:text-align="center" style:justify-single-word="false"/>
      <style:text-properties officeooo:rsid="0019d305" officeooo:paragraph-rsid="0019d305"/>
    </style:style>
    <style:style style:name="P35" style:family="paragraph" style:parent-style-name="Standard" style:list-style-name="L11">
      <style:paragraph-properties fo:text-align="start" style:justify-single-word="false"/>
      <style:text-properties officeooo:rsid="001b1083" officeooo:paragraph-rsid="001b1083"/>
    </style:style>
    <style:style style:name="P36" style:family="paragraph" style:parent-style-name="Standard" style:list-style-name="L11">
      <style:paragraph-properties fo:text-align="start" style:justify-single-word="false"/>
      <style:text-properties officeooo:rsid="001bf6fc" officeooo:paragraph-rsid="001bf6fc"/>
    </style:style>
    <style:style style:name="P37" style:family="paragraph" style:parent-style-name="Standard" style:list-style-name="L10">
      <style:paragraph-properties fo:text-align="start" style:justify-single-word="false"/>
      <style:text-properties officeooo:rsid="001bf6fc" officeooo:paragraph-rsid="001bf6fc"/>
    </style:style>
    <style:style style:name="P38" style:family="paragraph" style:parent-style-name="Standard">
      <style:paragraph-properties fo:text-align="start" style:justify-single-word="false"/>
      <style:text-properties officeooo:rsid="001bf6fc" officeooo:paragraph-rsid="001bf6fc"/>
    </style:style>
    <style:style style:name="P39" style:family="paragraph" style:parent-style-name="Standard">
      <style:paragraph-properties fo:text-align="center" style:justify-single-word="false"/>
      <style:text-properties officeooo:rsid="001d2fd4" officeooo:paragraph-rsid="001d2fd4"/>
    </style:style>
    <style:style style:name="P40" style:family="paragraph" style:parent-style-name="Standard" style:list-style-name="L12">
      <style:paragraph-properties fo:text-align="start" style:justify-single-word="false"/>
      <style:text-properties officeooo:rsid="001f0b63" officeooo:paragraph-rsid="001f0b63"/>
    </style:style>
    <style:style style:name="T1" style:family="text">
      <style:text-properties officeooo:rsid="000b0f2b"/>
    </style:style>
    <style:style style:name="T2" style:family="text">
      <style:text-properties fo:font-style="italic" style:font-style-asian="italic" style:font-style-complex="italic"/>
    </style:style>
    <style:style style:name="T3" style:family="text">
      <style:text-properties fo:font-style="italic" officeooo:rsid="000b0f2b" style:font-style-asian="italic" style:font-style-complex="italic"/>
    </style:style>
    <style:style style:name="T4" style:family="text">
      <style:text-properties fo:font-style="italic" officeooo:rsid="000c326d" style:font-style-asian="italic" style:font-style-complex="italic"/>
    </style:style>
    <style:style style:name="T5" style:family="text">
      <style:text-properties fo:font-style="italic" officeooo:rsid="001012b8" style:font-style-asian="italic" style:font-style-complex="italic"/>
    </style:style>
    <style:style style:name="T6" style:family="text">
      <style:text-properties fo:font-style="italic" officeooo:rsid="0015ee0f" style:font-style-asian="italic" style:font-style-complex="italic"/>
    </style:style>
    <style:style style:name="T7" style:family="text">
      <style:text-properties fo:font-style="italic" officeooo:rsid="001f2311" style:font-style-asian="italic" style:font-style-complex="italic"/>
    </style:style>
    <style:style style:name="T8" style:family="text">
      <style:text-properties fo:font-style="italic" officeooo:rsid="0022c05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b0f2b" style:font-style-asian="normal" style:font-style-complex="normal"/>
    </style:style>
    <style:style style:name="T11" style:family="text">
      <style:text-properties fo:font-style="normal" officeooo:rsid="000c326d" style:font-style-asian="normal" style:font-style-complex="normal"/>
    </style:style>
    <style:style style:name="T12" style:family="text">
      <style:text-properties fo:font-style="normal" officeooo:rsid="000e2999" style:font-style-asian="normal" style:font-style-complex="normal"/>
    </style:style>
    <style:style style:name="T13" style:family="text">
      <style:text-properties fo:font-style="normal" officeooo:rsid="001012b8" style:font-style-asian="normal" style:font-style-complex="normal"/>
    </style:style>
    <style:style style:name="T14" style:family="text">
      <style:text-properties fo:font-style="normal" officeooo:rsid="0015ee0f" style:font-style-asian="normal" style:font-style-complex="normal"/>
    </style:style>
    <style:style style:name="T15" style:family="text">
      <style:text-properties fo:font-style="normal" officeooo:rsid="0019d305" style:font-style-asian="normal" style:font-style-complex="normal"/>
    </style:style>
    <style:style style:name="T16" style:family="text">
      <style:text-properties fo:font-style="normal" officeooo:rsid="0017d90e" style:font-style-asian="normal" style:font-style-complex="normal"/>
    </style:style>
    <style:style style:name="T17" style:family="text">
      <style:text-properties fo:font-style="normal" officeooo:rsid="001bf6fc" style:font-style-asian="normal" style:font-style-complex="normal"/>
    </style:style>
    <style:style style:name="T18" style:family="text">
      <style:text-properties fo:font-style="normal" officeooo:rsid="001c0654" style:font-style-asian="normal" style:font-style-complex="normal"/>
    </style:style>
    <style:style style:name="T19" style:family="text">
      <style:text-properties fo:font-style="normal" officeooo:rsid="001f2311" style:font-style-asian="normal" style:font-style-complex="normal"/>
    </style:style>
    <style:style style:name="T20" style:family="text">
      <style:text-properties officeooo:rsid="000c326d"/>
    </style:style>
    <style:style style:name="T21" style:family="text">
      <style:text-properties officeooo:rsid="001012b8"/>
    </style:style>
    <style:style style:name="T22" style:family="text">
      <style:text-properties officeooo:rsid="00121a66"/>
    </style:style>
    <style:style style:name="T23" style:family="text">
      <style:text-properties officeooo:rsid="0013c3d1"/>
    </style:style>
    <style:style style:name="T24" style:family="text">
      <style:text-properties officeooo:rsid="0017d90e"/>
    </style:style>
    <style:style style:name="T25" style:family="text">
      <style:text-properties officeooo:rsid="0022c0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AWS S3, Lambda, VPC, and RDS</text:p>
      <text:list xml:id="list2376957631743622021" text:style-name="L5">
        <text:list-item>
          <text:p text:style-name="P3">Parts to be set up</text:p>
          <text:list>
            <text:list-item>
              <text:p text:style-name="P3">S3</text:p>
            </text:list-item>
            <text:list-item>
              <text:p text:style-name="P3">Lambda</text:p>
              <text:list>
                <text:list-item>
                  <text:p text:style-name="P3">Lambda role</text:p>
                  <text:list>
                    <text:list-item>
                      <text:p text:style-name="P3">Lambda policies</text:p>
                    </text:list-item>
                  </text:list>
                </text:list-item>
              </text:list>
            </text:list-item>
            <text:list-item>
              <text:p text:style-name="P3">VPC</text:p>
              <text:list>
                <text:list-item>
                  <text:p text:style-name="P3">VPC subnet 1</text:p>
                </text:list-item>
                <text:list-item>
                  <text:p text:style-name="P3">VPC subnet 2</text:p>
                </text:list-item>
              </text:list>
            </text:list-item>
            <text:list-item>
              <text:p text:style-name="P3">RDS</text:p>
              <text:list>
                <text:list-item>
                  <text:p text:style-name="P3">RDS subnet group</text:p>
                </text:list-item>
              </text:list>
            </text:list-item>
            <text:list-item>
              <text:p text:style-name="P28">Security Groups</text:p>
            </text:list-item>
          </text:list>
        </text:list-item>
      </text:list>
      <text:p text:style-name="P2"/>
      <text:p text:style-name="P1">S3 - <text:span text:style-name="T22">Bucket</text:span></text:p>
      <text:p text:style-name="P9">There isn’t much to creating the S3 bucket, when setting the permissions, remember to <text:span text:style-name="T2">uncheck</text:span> the four boxes to make sure other the are publicly available. Be sure to not what region you are making the bucket in and remember the <text:span text:style-name="T2">name</text:span> of the bucket.</text:p>
      <text:list xml:id="list3691106982156032924" text:style-name="L6">
        <text:list-item>
          <text:p text:style-name="P10"><text:span text:style-name="T2">Uncheck</text:span> - Block new public ACLs and uploading public objects (Recommended) </text:p>
        </text:list-item>
        <text:list-item>
          <text:p text:style-name="P4"><text:span text:style-name="T3">Uncheck</text:span><text:span text:style-name="T1"> - </text:span>Remove public access granted through public ACLs (Recommended)</text:p>
        </text:list-item>
        <text:list-item>
          <text:p text:style-name="P4"><text:span text:style-name="T3">Uncheck</text:span><text:span text:style-name="T1"> - </text:span>Block new public bucket policies (Recommended)</text:p>
        </text:list-item>
        <text:list-item>
          <text:p text:style-name="P4"><text:span text:style-name="T3">Uncheck</text:span><text:span text:style-name="T1"> - </text:span>Block public and cross-account access if bucket has public policies (Recommended)</text:p>
        </text:list-item>
      </text:list>
      <text:p text:style-name="P5"/>
      <text:p text:style-name="P34">VPC – <text:span text:style-name="T24">VPC and first subnet</text:span></text:p>
      <text:list xml:id="list709372774379348256" text:style-name="L10">
        <text:list-item>
          <text:p text:style-name="P29">This VPC was created using the <text:span text:style-name="T2">VPC Wizard.</text:span></text:p>
        </text:list-item>
        <text:list-item>
          <text:p text:style-name="P30"><text:span text:style-name="T2">In Step 1, </text:span><text:span text:style-name="T9">use the</text:span><text:span text:style-name="T2"> VPC with a Single Public Subnet </text:span><text:span text:style-name="T9">option</text:span><text:span text:style-name="T2">.</text:span></text:p>
        </text:list-item>
        <text:list-item>
          <text:p text:style-name="P30"><text:span text:style-name="T2">In Step 2, </text:span><text:span text:style-name="T9">name the</text:span><text:span text:style-name="T2"> VPC </text:span><text:span text:style-name="T9">as you wish</text:span><text:span text:style-name="T2"> e.g. “</text:span><text:span text:style-name="T9">slackbotVPC</text:span><text:span text:style-name="T2">”</text:span></text:p>
        </text:list-item>
        <text:list-item>
          <text:p text:style-name="P30"><text:span text:style-name="T2">The Availabilty zone </text:span><text:span text:style-name="T9">can be any option chosen, they should all be sub-sections within the zone you are making this VPC. </text:span><text:span text:style-name="T14">NOTE: the P</text:span><text:span text:style-name="T6">ublic subnet’s IPv4 CIDR</text:span><text:span text:style-name="T14">, the </text:span><text:span text:style-name="T6">Availability Zone</text:span><text:span text:style-name="T14"> and the </text:span><text:span text:style-name="T6">Subnet name </text:span><text:span text:style-name="T14"><text:s/>will have to be different for the second subnet that you have to create</text:span></text:p>
        </text:list-item>
        <text:list-item>
          <text:p text:style-name="P31"><text:span text:style-name="T14">F</text:span><text:span text:style-name="T9">or </text:span><text:span text:style-name="T2">service endpoints</text:span><text:span text:style-name="T9"> set it to S3 and leave the rest as is.</text:span></text:p>
        </text:list-item>
        <text:list-item>
          <text:p text:style-name="P37"><text:span text:style-name="T9">This will create the VPC and the first subnet.</text:span></text:p>
        </text:list-item>
      </text:list>
      <text:p text:style-name="P32"><text:span text:style-name="T9"/></text:p>
      <text:p text:style-name="P33"><text:span text:style-name="T9">VPC – Second Subnet and Security Group</text:span></text:p>
      <text:list xml:id="list8628803855227947086" text:style-name="L11">
        <text:list-item>
          <text:p text:style-name="P35"><text:span text:style-name="T9">Lambda uses the default VPC security group.</text:span></text:p>
        </text:list-item>
        <text:list-item>
          <text:p text:style-name="P35"><text:span text:style-name="T15">F</text:span><text:span text:style-name="T9">or the second subnet, </text:span><text:span text:style-name="T17">name it as you want.</text:span></text:p>
        </text:list-item>
        <text:list-item>
          <text:p text:style-name="P36"><text:span text:style-name="T9">Select the VPC made in “</text:span><text:span text:style-name="T15">VPC – </text:span><text:span text:style-name="T16">VPC and first subnet”</text:span></text:p>
        </text:list-item>
        <text:list-item>
          <text:p text:style-name="P36"><text:span text:style-name="T16">f</text:span><text:span text:style-name="T9">or the Availability Zone, make sure it is a different zone from the first subnet.</text:span></text:p>
        </text:list-item>
        <text:list-item>
          <text:p text:style-name="P8"><text:span text:style-name="T17">For the IPv4 CIDR block, it has to be different than the first subset but still within the whole VPC’s block. For instance, if the VPC used </text:span><text:bookmark text:name="gwt-debug-columnNr-0"/><text:span text:style-name="T9">10.0.0.0/16</text:span><text:span text:style-name="T17">, and the first block used </text:span><text:bookmark text:name="gwt-debug-columnNr-01"/><text:span text:style-name="T17">10.0.0.0/24, then </text:span><text:bookmark text:name="gwt-debug-columnNr-02"/><text:span text:style-name="T17">10.0.1.0/24 works.</text:span></text:p>
        </text:list-item>
        <text:list-item>
          <text:p text:style-name="P36"><text:span text:style-name="T16">T</text:span><text:span text:style-name="T9">his subnet may be private and isn’t connected to the open </text:span><text:span text:style-name="T18">internet.</text:span><text:span text:style-name="T9"> </text:span><text:span text:style-name="T18">To change that, go to the rote table that the subnet is associated with and add an internet gateway</text:span></text:p>
        </text:list-item>
      </text:list>
      <text:p text:style-name="P38"><text:span text:style-name="T18"/></text:p>
      <text:p text:style-name="P39"><text:span text:style-name="T18">R</text:span><text:span text:style-name="T9">DS</text:span></text:p>
      <text:list xml:id="list9206966747512051631" text:style-name="L12">
        <text:list-item>
          <text:p text:style-name="P40"><text:span text:style-name="T9">Hit the Create Database button in the RDS service page.</text:span></text:p>
        </text:list-item>
        <text:list-item>
          <text:p text:style-name="P40"><text:span text:style-name="T9">For </text:span><text:span text:style-name="T19">Step 1 </text:span><text:span text:style-name="T7">select</text:span><text:span text:style-name="T9"> </text:span><text:span text:style-name="T2">engine</text:span><text:span text:style-name="T9">, use </text:span><text:span text:style-name="T2">MySQL.</text:span></text:p>
        </text:list-item>
        <text:list-item>
          <text:p text:style-name="P22">For Step 2 <text:span text:style-name="T2">choose use case</text:span>, the <text:span text:style-name="T2">Dev/Test-MySQL</text:span> option is good enough for this.</text:p>
        </text:list-item>
        <text:list-item>
          <text:p text:style-name="P22">For Step 3 <text:span text:style-name="T2">specify DB details</text:span>, In <text:span text:style-name="T2">DB engine version</text:span>, Use <text:span text:style-name="T2">8.0.15 </text:span>(the latest version)</text:p>
        </text:list-item>
        <text:list-item>
          <text:p text:style-name="P23"><text:soft-page-break/>For the <text:span text:style-name="T2">DB Instance class</text:span>, use the smallest instance which is also part of the free settings, which is <text:span text:style-name="T2">db.t2.micro – 1 vCPU, 1 GiB RAM</text:span></text:p>
        </text:list-item>
        <text:list-item>
          <text:p text:style-name="P23">For the settings section, In DB Instance identifier, use whatever name you like. e.g. <text:span text:style-name="T2">slack-rds-instance. </text:span>The<text:span text:style-name="T2"> master username </text:span>and<text:span text:style-name="T2"> password </text:span>can be what you like, be sure to remember it though.</text:p>
        </text:list-item>
        <text:list-item>
          <text:p text:style-name="P24">For Step 4 <text:span text:style-name="T2">Configure advanced settings</text:span>, <text:span text:style-name="T25">for Virtual Private Cloud, select the one we made earlier. Leave </text:span><text:span text:style-name="T8">Subnet group</text:span><text:span text:style-name="T25"> to default, but make sure the </text:span><text:span text:style-name="T8">Public accessibily</text:span><text:span text:style-name="T25"> Yes option is checked. Check all 4 boxes for </text:span><text:span text:style-name="T8">Log exports.</text:span><text:span text:style-name="T25"> And lastly, name the database. The rest of that setting were left as is.</text:span></text:p>
        </text:list-item>
      </text:list>
      <text:p text:style-name="P5"/>
      <text:p text:style-name="P5"/>
      <text:p text:style-name="P13">Lambda – Lambda <text:span text:style-name="T21">Policies and Role</text:span></text:p>
      <text:list xml:id="list8948971428735838116" text:style-name="L8">
        <text:list-item>
          <text:p text:style-name="P25">First create a policy in the IAM service, starting with the <text:span text:style-name="T2">Create Policy </text:span><text:span text:style-name="T9">button</text:span></text:p>
        </text:list-item>
        <text:list-item>
          <text:p text:style-name="P25"><text:span text:style-name="T9">It will need access to the S3 bucket you created, </text:span><text:span text:style-name="T12">RDS, Cloudwatch </text:span><text:span text:style-name="T13">Logs</text:span><text:span text:style-name="T12">, and VPC.</text:span></text:p>
        </text:list-item>
        <text:list-item>
          <text:p text:style-name="P26"><text:span text:style-name="T9">For the </text:span><text:span text:style-name="T2">service </text:span><text:span text:style-name="T9">you put in S3, for </text:span><text:span text:style-name="T2">actions </text:span><text:span text:style-name="T9">you put what you need (I gave all actions), for resources you copy the ARN code of the bucket you want to use to provide access. Request conditions were left default.</text:span></text:p>
        </text:list-item>
        <text:list-item>
          <text:p text:style-name="P26"><text:span text:style-name="T9">For RDS give it access to all </text:span><text:span text:style-name="T2">actions</text:span><text:span text:style-name="T9"> and </text:span><text:span text:style-name="T2">resources.</text:span></text:p>
        </text:list-item>
        <text:list-item>
          <text:p text:style-name="P26"><text:span text:style-name="T9">For CloudWatch Logs give it access to all actions and resources.</text:span></text:p>
        </text:list-item>
        <text:list-item>
          <text:p text:style-name="P27"><text:span text:style-name="T9">After hitting the </text:span><text:span text:style-name="T2">Review Policy</text:span><text:span text:style-name="T9"> button, you can name and describe the policy.</text:span></text:p>
        </text:list-item>
        <text:list-item>
          <text:p text:style-name="P7"><text:span text:style-name="T13">When creating the </text:span><text:span text:style-name="T5">Role </text:span><text:span text:style-name="T13">for Lambda, give it the new policy that was just made and the </text:span><text:span text:style-name="T5">AmazonVPCFullAccess</text:span><text:span text:style-name="T13"> policy. NOTE: VPC is not a listed service to add in custom policies, hence it was just added onto the role as another policy on its own.</text:span></text:p>
        </text:list-item>
      </text:list>
      <text:p text:style-name="P5"/>
      <text:p text:style-name="P5"/>
      <text:p text:style-name="P11">Lambda – <text:span text:style-name="T20">Lambda Trigger</text:span></text:p>
      <text:list xml:id="list5591528949668681702" text:style-name="L7">
        <text:list-item>
          <text:p text:style-name="P6"><text:span text:style-name="T1">After hitting </text:span><text:span text:style-name="T3">create function, </text:span><text:span text:style-name="T11">set</text:span><text:span text:style-name="T4"> function name</text:span><text:span text:style-name="T10"> whatever you desire, e.g. “</text:span><text:span text:style-name="T11">slackbotS3toRDS”</text:span><text:span text:style-name="T10">.</text:span></text:p>
        </text:list-item>
        <text:list-item>
          <text:p text:style-name="P12"><text:span text:style-name="T10">S</text:span><text:span text:style-name="T9">et </text:span><text:span text:style-name="T2">runtime</text:span><text:span text:style-name="T9"> to </text:span><text:span text:style-name="T2">Python3.7</text:span></text:p>
        </text:list-item>
        <text:list-item>
          <text:p text:style-name="P14">Set the role to the one you created</text:p>
        </text:list-item>
        <text:list-item>
          <text:p text:style-name="P15">Hit the <text:span text:style-name="T2">Create Function</text:span> button.</text:p>
        </text:list-item>
        <text:list-item>
          <text:p text:style-name="P15">Within the <text:span text:style-name="T2">Designer</text:span> box, select S3 from the list of services on the left to set S3 as the trigger for Lambda.</text:p>
        </text:list-item>
        <text:list-item>
          <text:p text:style-name="P15">The trigger now has to be configured. For the <text:span text:style-name="T2">Bucket</text:span> select the bucket <text:span text:style-name="T22">made in the “S3-Bucket” section</text:span>.</text:p>
        </text:list-item>
        <text:list-item>
          <text:p text:style-name="P15">Set <text:span text:style-name="T2">events</text:span> to <text:span text:style-name="T2">All object create events.</text:span></text:p>
        </text:list-item>
        <text:list-item>
          <text:p text:style-name="P16">Be sure to check the <text:span text:style-name="T2">Enable trigger</text:span> box and save.</text:p>
        </text:list-item>
      </text:list>
      <text:p text:style-name="P17"/>
      <text:p text:style-name="P17"/>
      <text:p text:style-name="P20">Lambda – <text:span text:style-name="T20">Lambda </text:span></text:p>
      <text:list xml:id="list2518297945963985237" text:style-name="L9">
        <text:list-item>
          <text:p text:style-name="P18">No <text:span text:style-name="T2">Environment</text:span> <text:span text:style-name="T2">variables </text:span>or <text:span text:style-name="T2">Tags</text:span> were set.</text:p>
        </text:list-item>
        <text:list-item>
          <text:p text:style-name="P19">Set Execution Role to Use an Existing Role and use the <text:span text:style-name="T22">role created in the “Lambda – Lambda Policies and Role” section</text:span></text:p>
        </text:list-item>
        <text:list-item>
          <text:p text:style-name="P21">In the <text:span text:style-name="T2">Network</text:span> <text:span text:style-name="T23">box, add the VPC, both subnets, and the security group created earli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8:44:02.801474503</meta:creation-date>
    <dc:date>2019-05-06T00:17:25.556073185</dc:date>
    <meta:editing-duration>PT21M24S</meta:editing-duration>
    <meta:editing-cycles>2</meta:editing-cycles>
    <meta:generator>LibreOffice/5.1.6.2$Linux_X86_64 LibreOffice_project/10m0$Build-2</meta:generator>
    <meta:document-statistic meta:table-count="0" meta:image-count="0" meta:object-count="0" meta:page-count="2" meta:paragraph-count="61" meta:word-count="837" meta:character-count="4482" meta:non-whitespace-character-count="3747"/>
  </office:meta>
</office:document-meta>
</file>